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47">
            <text:p>1647</text:p>
          </table:table-cell>
          <table:table-cell table:style-name="ce23" office:value-type="float" office:value="167">
            <text:p>1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24">
            <text:p>724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73">
            <text:p>1573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42">
            <text:p>5742</text:p>
          </table:table-cell>
          <table:table-cell table:style-name="ce23" office:value-type="float" office:value="360">
            <text:p>3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44">
            <text:p>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679">
            <text:p>367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449">
            <text:p>5449</text:p>
          </table:table-cell>
          <table:table-cell table:style-name="ce23" office:value-type="float" office:value="130">
            <text:p>1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191">
            <text:p>11191</text:p>
          </table:table-cell>
          <table:table-cell table:style-name="ce23" office:value-type="float" office:value="490">
            <text:p>49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